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  <style:text-properties fo:language="en" fo:country="US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>
      <style:paragraph-properties fo:text-align="justify" style:justify-single-word="false"/>
      <style:text-properties fo:language="en" fo:country="US"/>
    </style:style>
    <style:style style:name="P5" style:family="paragraph" style:parent-style-name="Text_20_body" style:list-style-name="L1">
      <style:paragraph-properties fo:text-align="justify" style:justify-single-word="false"/>
    </style:style>
    <style:style style:name="P6" style:family="paragraph" style:parent-style-name="Text_20_body">
      <style:text-properties fo:language="en" fo:country="US"/>
    </style:style>
    <style:style style:name="P7" style:family="paragraph" style:parent-style-name="Text_20_body">
      <style:paragraph-properties fo:text-align="justify" style:justify-single-word="false"/>
      <style:text-properties fo:language="en" fo:country="US"/>
    </style:style>
    <style:style style:name="P8" style:family="paragraph" style:parent-style-name="Text_20_body" style:list-style-name="L1">
      <style:paragraph-properties fo:text-align="justify" style:justify-single-word="false"/>
      <style:text-properties fo:language="en" fo:country="US"/>
    </style:style>
    <style:style style:name="P9" style:family="paragraph" style:parent-style-name="Heading_20_1">
      <style:paragraph-properties fo:text-align="justify" style:justify-single-word="false"/>
      <style:text-properties fo:language="en" fo:country="US"/>
    </style:style>
    <style:style style:name="P10" style:family="paragraph" style:parent-style-name="Heading_20_3">
      <style:paragraph-properties fo:text-align="justify" style:justify-single-word="false"/>
    </style:style>
    <style:style style:name="P11" style:family="paragraph" style:parent-style-name="Heading_20_3">
      <style:text-properties fo:language="en" fo:country="US"/>
    </style:style>
    <style:style style:name="P12" style:family="paragraph" style:parent-style-name="Heading_20_3">
      <style:paragraph-properties fo:text-align="justify" style:justify-single-word="false"/>
      <style:text-properties fo:language="en" fo:country="US"/>
    </style:style>
    <style:style style:name="P13" style:family="paragraph" style:parent-style-name="Preformatted_20_Text">
      <style:text-properties fo:language="en" fo:country="US"/>
    </style:style>
    <style:style style:name="T1" style:family="text">
      <style:text-properties fo:font-size="10pt" fo:language="en" fo:country="US" style:font-size-asian="10pt" style:font-size-complex="10pt"/>
    </style:style>
    <style:style style:name="T2" style:family="text">
      <style:text-properties style:font-name="Nimbus Sans L" fo:font-size="14pt" fo:language="en" fo:country="US" style:font-size-asian="14pt" style:font-size-complex="14pt"/>
    </style:style>
    <style:style style:name="T3" style:family="text">
      <style:text-properties fo:language="en" fo:country="US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start-value="0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SEP 70 : Xcos Validation Functions</text:h>
      <text:p text:style-name="P2"/>
      <text:p text:style-name="P4"/>
      <text:p text:style-name="P4">Version: 1.0</text:p>
      <text:p text:style-name="P4">Author: Bruno JOFRET</text:p>
      <text:p text:style-name="P4">Review: </text:p>
      <text:p text:style-name="P4">Commented: </text:p>
      <text:p text:style-name="P4">State: Draft</text:p>
      <text:p text:style-name="P4">Scilab-Version: 5.4.0</text:p>
      <text:p text:style-name="P4">Created: 2011-09-29</text:p>
      <text:p text:style-name="P2"/>
      <text:p text:style-name="P4"/>
      <text:h text:style-name="P12" text:outline-level="3">Abstract</text:h>
      <text:p text:style-name="P4">To better check blocks evolutions, we add functions to validate blocks interfaces.</text:p>
      <text:p text:style-name="P4"/>
      <text:p text:style-name="P4">Available functions are:</text:p>
      <text:p text:style-name="P4"/>
      <text:p text:style-name="P13"/>
      <text:p text:style-name="P13">[status, message] = xcosValidateCompareBlock(block1, block2)</text:p>
      <text:p text:style-name="P13">[status, message] = xcosValidateBlockSet(interfFunctionName)</text:p>
      <text:p text:style-name="P13">[status, message] = xcosValidateH5Block(h5File, interfFunctionName)</text:p>
      <text:p text:style-name="P13"/>
      <text:p text:style-name="P4"/>
      <text:h text:style-name="P12" text:outline-level="3">Rationale</text:h>
      <text:p text:style-name="P7">In the current Xcos versions, there was no way to check a block validity or to check that the h5 file was updated after an update of the interfacing function. This SEP aims at describing some test functions to achieve this work.</text:p>
      <text:h text:style-name="P11" text:outline-level="3">xcosValidateCompareBlock</text:h>
      <text:p text:style-name="P6">Function prototype:</text:p>
      <text:p text:style-name="P6"><text:tab/>[in] block1: Datastructure representing a block (ex: output of CONST_m('define'))</text:p>
      <text:p text:style-name="P6"><text:tab/>[in] block2: Datastructure representing a block (ex: output of CONST_m('define'))</text:p>
      <text:p text:style-name="P6"><text:tab/>[out] status: boolean return value. %f if blocks are different.</text:p>
      <text:p text:style-name="P6"><text:tab/>[out] message: Matrix of string containing clues about why blocks are different.</text:p>
      <text:p text:style-name="P6"/>
      <text:p text:style-name="P6">Function compare each block field (gui, model.*, ...).</text:p>
      <text:h text:style-name="P11" text:outline-level="3">xcosValidateBlockSet</text:h>
      <text:p text:style-name="P6">Function prototype:</text:p>
      <text:p text:style-name="P6"><text:tab/>[in] interfFunctionName: A string naming interface function.</text:p>
      <text:p text:style-name="P6"><text:tab/>[out] status: boolean return value. %f if blocks are different.</text:p>
      <text:p text:style-name="P6"><text:soft-page-break/><text:tab/>[out] message: Matrix of string containing clues about why interface function will fail during simulation.</text:p>
      <text:p text:style-name="P6"/>
      <text:p text:style-name="P6">This function mimic the simulation behaviour. It calls 'define' then 'set' jobs on interface function after stubbing some requesting values functions (x_mdialog, getvalue, …)</text:p>
      <text:h text:style-name="P11" text:outline-level="3">xcosValidateH5Block</text:h>
      <text:p text:style-name="P6">Function prototype:</text:p>
      <text:p text:style-name="P6"><text:tab/>[in] h5File: h5File containing block data structure.</text:p>
      <text:p text:style-name="P6"><text:tab/>[in] interfFunctionName: A string naming interface function.</text:p>
      <text:p text:style-name="P6"><text:tab/>[out] status: boolean return value. %f if blocks are different.</text:p>
      <text:p text:style-name="P6"><text:tab/>[out] message: Matrix of string containing clues about why blocks are different.</text:p>
      <text:p text:style-name="P6"/>
      <text:p text:style-name="P6">Function will compare two blocks structures using xcosValidateCompareBlock.</text:p>
      <text:p text:style-name="P6">The first block is returned by import_from_hdf5(h5File).</text:p>
      <text:p text:style-name="P6">The second by interfFunctionName('define').</text:p>
      <text:p text:style-name="P6">Function assumes the name of the stored variable in h5File is 'out'.</text:p>
      <text:h text:style-name="P10" text:outline-level="3"><text:span text:style-name="Teletype"><text:span text:style-name="T2">Example Usage</text:span></text:span></text:h>
      <text:p text:style-name="P1"><text:span text:style-name="Teletype"><text:span text:style-name="T1"/></text:span></text:p>
      <text:h text:style-name="P12" text:outline-level="3">Changelog</text:h>
      <text:list xml:id="list770818435" text:style-name="L1">
        <text:list-item>
          <text:list>
            <text:list-item>
              <text:p text:style-name="P5"><text:span text:style-name="T3">2011-09-29 – Bruno JOFRET &lt;</text:span><text:a xlink:type="simple" xlink:href="mailto:bruno.jofret@scilab.org"><text:span text:style-name="T3">bruno.jofret@scilab.org</text:span></text:a><text:span text:style-name="T3">&gt;</text:span></text:p>
              <text:list>
                <text:list-item>
                  <text:list>
                    <text:list-header>
                      <text:p text:style-name="P8">Validation functions description.</text:p>
                    </text:list-header>
                  </text:list>
                </text:list-item>
              </text:list>
            </text:list-item>
          </text:list>
        </text:list-item>
      </text:list>
      <text:h text:style-name="P12" text:outline-level="3">Copyright</text:h>
      <text:p text:style-name="P3"><text:tab/>Copyright Bruno JOFRET - DIGITEO - 201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fo:background-color="#e6e6e6">
        <style:background-image/>
      </style:paragraph-properties>
      <style:text-properties style:font-name="Courier New" fo:font-size="10pt" style:font-name-asian="Courier New" style:font-size-asian="10pt" style:font-name-complex="Courier New" style:font-size-complex="10pt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301</meta:generator>
    <meta:initial-creator>Pierre MARECHAL</meta:initial-creator>
    <meta:creation-date>2008-07-09T13:39:08</meta:creation-date>
    <dc:date>2011-09-29T11:10:17</dc:date>
    <meta:editing-cycles>16</meta:editing-cycles>
    <meta:editing-duration>PT1H59M41S</meta:editing-duration>
    <meta:document-statistic meta:table-count="0" meta:image-count="0" meta:object-count="0" meta:page-count="2" meta:paragraph-count="45" meta:word-count="295" meta:character-count="2225"/>
    <meta:user-defined meta:name="Info 1"/>
    <meta:user-defined meta:name="Info 2"/>
    <meta:user-defined meta:name="Info 3"/>
    <meta:user-defined meta:name="Info 4"/>
  </office:meta>
</office:document-meta>
</file>